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905cm" svg:x="7.033cm" svg:y="1.635cm">
          <text:p text:style-name="P1"><text:span text:style-name="T1">Welco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445cm" svg:height="1.905cm" svg:x="2.235cm" svg:y="8.62cm">
          <text:p text:style-name="P1"><text:span text:style-name="T1">Well, if you</text:span><text:span text:style-name="T1"><text:line-break/></text:span><text:span text:style-name="T1">like red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445cm" svg:height="1.905cm" svg:x="7.033cm" svg:y="8.62cm">
          <text:p text:style-name="P1"><text:span text:style-name="T1">Well, if you</text:span><text:span text:style-name="T1"><text:line-break/></text:span><text:span text:style-name="T1">like green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445cm" svg:height="1.905cm" svg:x="11.795cm" svg:y="8.62cm">
          <text:p text:style-name="P1"><text:span text:style-name="T1">Well, if you</text:span><text:span text:style-name="T1"><text:line-break/></text:span><text:span text:style-name="T1">like blue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5.08cm" svg:height="2.54cm" svg:x="6.715cm" svg:y="4.675cm">
          <text:p text:style-name="P2"><text:span text:style-name="T2">What’s your</text:span><text:span text:style-name="T2"><text:line-break/></text:span><text:span text:style-name="T2">favorite</text:span><text:span text:style-name="T2"><text:line-break/></text:span><text:span text:style-name="T2">col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" draw:id="id6" draw:layer="layout" svg:width="4.445cm" svg:height="1.905cm" svg:x="2.27cm" svg:y="11.16cm">
          <text:p text:style-name="P1"><text:span text:style-name="T1">...purchase this</text:span><text:span text:style-name="T1"><text:line-break/></text:span><text:span text:style-name="T1">rub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445cm" svg:height="1.905cm" svg:x="7.05cm" svg:y="11.16cm">
          <text:p text:style-name="P1"><text:span text:style-name="T1">...purchase this</text:span><text:span text:style-name="T1"><text:line-break/></text:span><text:span text:style-name="T1">emera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4.445cm" svg:height="1.905cm" svg:x="11.795cm" svg:y="11.16cm">
          <text:p text:style-name="P1"><text:span text:style-name="T1">...purchase this</text:span><text:span text:style-name="T1"><text:line-break/></text:span><text:span text:style-name="T1">sapph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9.256cm" svg:y1="3.54cm" svg:x2="9.255cm" svg:y2="4.675cm" draw:start-shape="id1" draw:start-glue-point="6" draw:end-shape="id2" draw:end-glue-point="4" svg:d="m9256 3540v568h-1v567">
          <text:p/>
        </draw:connector>
        <draw:connector draw:style-name="gr2" draw:text-style-name="P2" draw:layer="layout" svg:x1="9.255cm" svg:y1="7.215cm" svg:x2="4.458cm" svg:y2="8.62cm" draw:start-shape="id2" draw:start-glue-point="6" draw:end-shape="id3" draw:end-glue-point="4" svg:d="m9255 7215v703h-4797v702">
          <text:p/>
        </draw:connector>
        <draw:connector draw:style-name="gr2" draw:text-style-name="P2" draw:layer="layout" svg:x1="9.255cm" svg:y1="7.215cm" svg:x2="9.255cm" svg:y2="8.62cm" draw:start-shape="id2" draw:start-glue-point="6" draw:end-shape="id4" svg:d="m9255 7215v1405">
          <text:p/>
        </draw:connector>
        <draw:connector draw:style-name="gr2" draw:text-style-name="P2" draw:layer="layout" svg:x1="9.255cm" svg:y1="7.215cm" svg:x2="14.018cm" svg:y2="8.62cm" draw:start-shape="id2" draw:start-glue-point="6" draw:end-shape="id5" draw:end-glue-point="4" svg:d="m9255 7215v703h4763v702">
          <text:p/>
        </draw:connector>
        <draw:connector draw:style-name="gr2" draw:text-style-name="P2" draw:layer="layout" svg:x1="4.458cm" svg:y1="10.525cm" svg:x2="4.493cm" svg:y2="11.16cm" draw:start-shape="id3" draw:start-glue-point="6" draw:end-shape="id6" draw:end-glue-point="4" svg:d="m4458 10525v317h35v318">
          <text:p/>
        </draw:connector>
        <draw:connector draw:style-name="gr2" draw:text-style-name="P2" draw:layer="layout" svg:x1="9.256cm" svg:y1="10.525cm" svg:x2="9.273cm" svg:y2="11.16cm" draw:start-shape="id4" draw:start-glue-point="6" draw:end-shape="id7" draw:end-glue-point="4" svg:d="m9256 10525v317h17v318">
          <text:p/>
        </draw:connector>
        <draw:connector draw:style-name="gr2" draw:text-style-name="P2" draw:layer="layout" svg:x1="14.018cm" svg:y1="10.525cm" svg:x2="14.018cm" svg:y2="11.16cm" draw:start-shape="id5" draw:start-glue-point="6" draw:end-shape="id8" draw:end-glue-point="4" svg:d="m14018 10525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4T17:49:45</meta:creation-date>
    <dc:date>2011-06-24T17:58:38</dc:date>
    <meta:editing-duration>PT8M56S</meta:editing-duration>
    <meta:editing-cycles>1</meta:editing-cycles>
    <meta:document-statistic meta:object-count="15"/>
    <meta:generator>LibreOffice/3.3$Linux LibreOffice_project/330m19$Build-6</meta:generator>
  </office:meta>
</office:document-meta>
</file>